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338cm" loext:decorative="false"/>
      <style:paragraph-properties style:writing-mode="lr-tb"/>
    </style:style>
    <style:style style:name="gr4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6.206cm" fo:min-width="3.733cm" fo:padding-top="0.231cm" fo:padding-bottom="0.231cm" fo:padding-left="0.356cm" fo:padding-right="0.356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4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Linux Biolinum O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 draw:fill-color="#ffffff"/>
      <style:text-properties style:font-name="Linux Biolinum O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style:font-name="Linux Biolinum O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Linux Biolinum O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style:font-name="Linux Biolinum O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line draw:style-name="gr2" draw:text-style-name="P1" draw:layer="layout" svg:x1="4.912cm" svg:y1="1.853cm" svg:x2="7.134cm" svg:y2="1.853cm">
            <text:p/>
          </draw:line>
          <draw:line draw:style-name="gr2" draw:text-style-name="P1" draw:layer="layout" svg:x1="9.425cm" svg:y1="8.625cm" svg:x2="9.425cm" svg:y2="7.307cm">
            <text:p/>
          </draw:line>
          <draw:line draw:style-name="gr2" draw:text-style-name="P1" draw:layer="layout" svg:x1="11.553cm" svg:y1="1.853cm" svg:x2="13.484cm" svg:y2="1.853cm">
            <text:p/>
          </draw:line>
          <draw:frame draw:style-name="gr3" draw:text-style-name="P3" draw:layer="layout" svg:width="4.762cm" svg:height="1.699cm" svg:x="1.425cm" svg:y="4.595cm">
            <draw:text-box>
              <text:p text:style-name="P2"><text:span text:style-name="T1">clock</text:span></text:p>
            </draw:text-box>
          </draw:frame>
          <draw:frame draw:style-name="gr3" draw:text-style-name="P5" draw:layer="layout" svg:width="4.762cm" svg:height="1.699cm" svg:x="7.025cm" svg:y="8.197cm">
            <draw:text-box>
              <text:p text:style-name="P4"><text:span text:style-name="T1">reset</text:span></text:p>
            </draw:text-box>
          </draw:frame>
          <draw:custom-shape draw:style-name="gr4" draw:text-style-name="P6" draw:layer="layout" svg:width="4.445cm" svg:height="6.668cm" svg:x="7.134cm" svg:y="0.68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134cm" svg:y1="4.815cm" svg:x2="8.087cm" svg:y2="5.45cm">
            <text:p/>
          </draw:line>
          <draw:line draw:style-name="gr2" draw:text-style-name="P1" draw:layer="layout" svg:x1="7.134cm" svg:y1="6.085cm" svg:x2="8.087cm" svg:y2="5.45cm">
            <text:p/>
          </draw:line>
          <draw:line draw:style-name="gr2" draw:text-style-name="P1" draw:layer="layout" svg:x1="4.912cm" svg:y1="5.453cm" svg:x2="7.134cm" svg:y2="5.453cm">
            <text:p/>
          </draw:line>
          <draw:frame draw:style-name="gr5" draw:text-style-name="P5" draw:layer="layout" svg:width="1.344cm" svg:height="1.699cm" svg:x="7.225cm" svg:y="0.998cm">
            <draw:text-box>
              <text:p text:style-name="P4"><text:span text:style-name="T1">D</text:span></text:p>
            </draw:text-box>
          </draw:frame>
          <draw:frame draw:style-name="gr5" draw:text-style-name="P5" draw:layer="layout" svg:width="1.344cm" svg:height="1.699cm" svg:x="10.025cm" svg:y="0.999cm">
            <draw:text-box>
              <text:p text:style-name="P4"><text:span text:style-name="T1">Q</text:span></text:p>
            </draw:text-box>
          </draw:frame>
          <draw:frame draw:style-name="gr3" draw:text-style-name="P3" draw:layer="layout" svg:width="4.762cm" svg:height="1.699cm" svg:x="0.325cm" svg:y="0.996cm">
            <draw:text-box>
              <text:p text:style-name="P2"><text:span text:style-name="T1">fsRegN</text:span></text:p>
            </draw:text-box>
          </draw:frame>
          <draw:frame draw:style-name="gr5" draw:text-style-name="P3" draw:layer="layout" svg:width="3.869cm" svg:height="1.699cm" svg:x="13.425cm" svg:y="0.997cm">
            <draw:text-box>
              <text:p text:style-name="P2"><text:span text:style-name="T1">fsReg</text:span></text:p>
            </draw:text-box>
          </draw:frame>
          <draw:line draw:style-name="gr2" draw:text-style-name="P1" draw:layer="layout" svg:x1="5.229cm" svg:y1="1.322cm" svg:x2="6.182cm" svg:y2="2.275cm">
            <text:p/>
          </draw:line>
          <draw:line draw:style-name="gr2" draw:text-style-name="P1" draw:layer="layout" svg:x1="12.23cm" svg:y1="1.323cm" svg:x2="13.183cm" svg:y2="2.276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7:21:01.560710462</meta:creation-date>
    <dc:date>2025-02-20T18:10:23.223681048</dc:date>
    <meta:editing-duration>PT49M21S</meta:editing-duration>
    <meta:editing-cycles>3</meta:editing-cycles>
    <meta:generator>LibreOffice/24.2.7.2$Linux_X86_64 LibreOffice_project/420$Build-2</meta:generator>
    <meta:document-statistic meta:object-count="16"/>
  </office:meta>
</office:document-meta>
</file>